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2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, do you spend watching television?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d again on an average weekday, how much of your time watching television is spent watching news or programmes about politics and current affairs?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n an average weekday, how much time, in total, do you spend listening to the radio?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d again on an average weekday, how much of your time listening to the radio is spent listening to news or programmes about politics and current affairs?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n an average weekday, how much time, in total, do you spend reading the newspapers?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nd how much of this time is spent reading about politics and current affairs?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– whether at home or at work – for your personal use?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enerally speaking, would you say that most people can be trusted, or that you can't be too careful in dealing with people?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o you think that most people would try to take advantage of you if they got the chance, or would they try to be fair?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– are you...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lease tell me on a score of 0-10 how much you personally trust each of the institutions I read out.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irstly ... House of Parliament in Luxembourg?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the legal system?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the police?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politicians?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political parties?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the European Parliament?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the United Nations?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national election in Luxembourg in June 2004?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vote for in that election?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Luxembourg or help prevent things from going wrong.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ve you ...contacted a politician, government or local government official?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 worked in a political party or action group?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 worked in another organisation or association?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 worn or displayed a campaign badge/sticker?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 signed a petition?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 taken part in a lawful public demonstration?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 boycotted certain products?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?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 ...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here would you place yourself on this scale, where 0 means the left and 10 means the right?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l things considered, how satisfied are you with your life as a whole nowadays?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0 means extremely dissatisfied and 10 means extremely satisfied.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On the whole how satisfied are you with the present state of the economy in Luxembourg?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w thinking about the Luxembourg government, how satisfied are you with the way it is doing its job?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And on the whole, how satisfied are you with the way democracy works in Luxembourg?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Please say what you think overall about the state of education in Luxembourg nowadays?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Please say what you think overall about the state of health services in Luxembourg nowadays?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Please say to what extent you agree or disagree with each of the following statements.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 thinking about the European Union, some say European unification should go further.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 some questions about people from other countries coming to live in Luxembourg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, using this card, to what extent do you think Luxembourg should allow people of the same race or ethnic group as most Luxembourg's people to come and live here?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ow about people of a different race or ethnic group from most Luxembourg people?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How about people from the poorer countries outside Europe?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Luxembourg's economy that people come to live here from other countries?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Would you say that Luxembourg's cultural life is generally undermined or enriched by people coming to live here from other countries?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Luxembourg made a worse or a better place to live by people coming to live here from other countries?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w often do you meet socially with friends, relatives or work colleagues?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a burglary or assault in the last 5 years?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– or would you - feel walking alone in this area after dark?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– or would – you feel...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f yes, is that a lot or to some extent?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Luxembourg?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2_2004_ENG_LU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Luxembourg?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2_2004_ENG_LU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Luxembourg?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Luxembourg?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Luxembourg?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2_2004_ENG_LU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Luxembourg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2_2004_ENG_LU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ose weight?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mprove their memory?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el happier?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mprove their sex life?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 headache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- do you prefer to see...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ow many times in the past twelve months have you consulted a doctor for yourself?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.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.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.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.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.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Please indicate how often you think the following applies to doctors in general: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.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.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.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.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How much do you agree or disagree with each of these statements?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, car mechanics and other repair-people.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.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 someone paying cash with no receipt so as to avoid paying VAT or other taxes?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 asking someone for a favour or bribe in return for their services?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ow much do you agree or disagree with these statements about how people see rules and laws?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ow much do you agree or disagree with each of these statements about the way the economy works these days?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customers and consumers are in a better position to protect their interest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 kept the change from a shop assistant or waiter knowing they had given you too much?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 paid cash with no receipt so as to avoid paying VAT or other taxes?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sold something second-hand and concealed some or all of its faults?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misused or altered a card or document to pretend you were eligible for something you were not?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 made an exaggerated or false insurance claim?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 offered a favour or bribe to a public official in return for their services?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 over-claimed or falsely claimed government benefits such as social security or other benefits?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2_2004_ENG_LU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ding yourself, how many people – including children – live here regularly as members of this household?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ex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2_2004_ENG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Year born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what relationship is he/she to you?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achieved?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Which of these descriptions applies to what you have been doing for the last 7 days?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/did you have?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/did you have a work contract of ...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/were employed at the place where you usually work ...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Please say how much the management at your work allows/allowed you...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to decide how your own daily work is organised?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 to choose or change your pace of work?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2_2004_ENG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‘basic' or contracted hours each week (in your main job), excluding any paid and unpaid overtime?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ESS_R02_2004_ENG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.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ESS_R02_2004_ENG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ve any of these periods lasted for 12 months or more?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F YES, is that currently or previously?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add up the income from all sources, which letter describes your household's total net income?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monthly or annual income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add up the income from all sources, which letter describes your household's total net income?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monthly or annual income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husband/wife/partner has achieved?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/she has been doing for the last 7 days?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ROMPT Which others?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 which of the descriptions on this card best describes his/her situation (in the last 7 days)?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/she do any paid work (of an hour or more) in the last 7 days?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ENG_LU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LU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f work does he do most of the time?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ESS_R02_2004_ENG_LU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/she...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2_2004_ENG_LU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/she have any responsibility for supervising the work of other employees?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2_2004_ENG_LU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to decide how his/her own daily work is organised?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to influence the policy decisions about the activities of the organisation?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/she normally work a week (in his/her main job)?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overtime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is the highest level of education your father achieved?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, did your father work as an employee, was he self-employed, or was he not working then?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s did he have?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LU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r title of his main job?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 when you were 14?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is the highest level of education your mother achieved?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, did your mother work as an employee, was she self-employed, or was she not working then?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s did she have?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r title of her main job?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 when you were 14?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I ask about your current legal marital status?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hich of the descriptions on this card applies to you?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?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..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o home and children.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o together even if they don't get along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 ought to be his or her main priority in life.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ESS_R02_2004_ENG_LU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 ...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...money?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...the amount of time spent on paid work?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 on...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...occasional more expensive purchases for the household?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...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...working evenings ornights?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having to work overtime at short notice?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How often does his/her work involve working at weekends?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.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.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.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, 0 means a home which does not have running water and 10 means a home with a dishwasher, how would you rate your own home?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d or elderly?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LU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LU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 year was he/she born?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LU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LU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tell me how much financial support you currently provide to your child(ren) or grandchildren who live apart from you?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How much support in everyday housework or care do you provide for your grown up children or grandchildren who live apart from you?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r grown up children or grandchildren who live apart from you?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Please tell me how true each of the following statements is about your current job.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.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.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.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.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.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.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LU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the following statements?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.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How difficult or easy would it be for you to get a similar or better job with another employer if you wanted to?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...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... working evenings or nights?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...having to work overtime at short notice?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ow often do you..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keep worrying about work problems when you are not working?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?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find that your job prevents you from giving the time you want to your partner or family?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Card 80 How often do you...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find that your partner or family gets fed up with the pressure of your job?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LU_310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LU_311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.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.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..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.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, and preparing for tests and exams.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...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2_2004_ENG_LU_327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 retire?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LU_334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.)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ESS_R02_2004_ENG_LU_336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time work because you were caring for your child(ren)?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</table:table>
      <table:table table:name="Response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3456" calcext:value-type="float">
            <text:p>3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0.5 hour</text:p>
          </table:table-cell>
          <table:table-cell office:value-type="float" office:value="3457" calcext:value-type="float">
            <text:p>34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.5 hour to 1 hour</text:p>
          </table:table-cell>
          <table:table-cell office:value-type="float" office:value="3458" calcext:value-type="float">
            <text:p>34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, up to1.5 hours</text:p>
          </table:table-cell>
          <table:table-cell office:value-type="float" office:value="3459" calcext:value-type="float">
            <text:p>34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.5 hours, up to 2 hours</text:p>
          </table:table-cell>
          <table:table-cell office:value-type="float" office:value="3460" calcext:value-type="float">
            <text:p>346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, up to 2.5 hours</text:p>
          </table:table-cell>
          <table:table-cell office:value-type="float" office:value="3461" calcext:value-type="float">
            <text:p>34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.5 hours, up to 3 hours</text:p>
          </table:table-cell>
          <table:table-cell office:value-type="float" office:value="3462" calcext:value-type="float">
            <text:p>346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3463" calcext:value-type="float">
            <text:p>346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on't know</text:p>
          </table:table-cell>
          <table:table-cell office:value-type="float" office:value="3464" calcext:value-type="float">
            <text:p>3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3465" calcext:value-type="float">
            <text:p>346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3466" calcext:value-type="float">
            <text:p>346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3467" calcext:value-type="float">
            <text:p>346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3468" calcext:value-type="float">
            <text:p>346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3469" calcext:value-type="float">
            <text:p>346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3470" calcext:value-type="float">
            <text:p>347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3471" calcext:value-type="float">
            <text:p>347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3472" calcext:value-type="float">
            <text:p>347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on't know</text:p>
          </table:table-cell>
          <table:table-cell office:value-type="float" office:value="3473" calcext:value-type="float">
            <text:p>347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3474" calcext:value-type="float">
            <text:p>347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3475" calcext:value-type="float">
            <text:p>347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3476" calcext:value-type="float">
            <text:p>347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r, not at all interested</text:p>
          </table:table-cell>
          <table:table-cell office:value-type="float" office:value="3477" calcext:value-type="float">
            <text:p>347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on't know</text:p>
          </table:table-cell>
          <table:table-cell office:value-type="float" office:value="3478" calcext:value-type="float">
            <text:p>34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on't know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on't know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on't know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ëschtlech Sozial Vollekspartei (CSV)/ Parti Chrétien Social (PCS)</text:p>
          </table:table-cell>
          <table:table-cell office:value-type="float" office:value="3479" calcext:value-type="float">
            <text:p>347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480" calcext:value-type="float">
            <text:p>348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481" calcext:value-type="float">
            <text:p>348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s Verts/Déi Gréng</text:p>
          </table:table-cell>
          <table:table-cell office:value-type="float" office:value="3482" calcext:value-type="float">
            <text:p>348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 Gauche / Déi Lenk</text:p>
          </table:table-cell>
          <table:table-cell office:value-type="float" office:value="3483" calcext:value-type="float">
            <text:p>348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ktiounskomitee fir Demokratie an Rentengerechtegkeet (ADR)/Comité d'action pour la Démocratie et la Justice sociale</text:p>
          </table:table-cell>
          <table:table-cell office:value-type="float" office:value="3484" calcext:value-type="float">
            <text:p>348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 (write in)</text:p>
          </table:table-cell>
          <table:table-cell office:value-type="float" office:value="3485" calcext:value-type="float">
            <text:p>348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Refused</text:p>
          </table:table-cell>
          <table:table-cell office:value-type="float" office:value="3486" calcext:value-type="float">
            <text:p>348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on't know</text:p>
          </table:table-cell>
          <table:table-cell office:value-type="float" office:value="3487" calcext:value-type="float">
            <text:p>348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ëschtlech Sozial Vollekspartei (CSV)/Parti Chrétien Social (PCS)</text:p>
          </table:table-cell>
          <table:table-cell office:value-type="float" office:value="3488" calcext:value-type="float">
            <text:p>348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489" calcext:value-type="float">
            <text:p>348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490" calcext:value-type="float">
            <text:p>349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s Verts/Déi Gréng</text:p>
          </table:table-cell>
          <table:table-cell office:value-type="float" office:value="3491" calcext:value-type="float">
            <text:p>349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 Gauche / Déi Lenk</text:p>
          </table:table-cell>
          <table:table-cell office:value-type="float" office:value="3492" calcext:value-type="float">
            <text:p>349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ktiounskomitee fir Demokratie an Rentengerechtegkeet (ADR)/ Comité d'action pour la Démocratie et la Justice sociale</text:p>
          </table:table-cell>
          <table:table-cell office:value-type="float" office:value="3493" calcext:value-type="float">
            <text:p>349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</text:p>
          </table:table-cell>
          <table:table-cell office:value-type="float" office:value="3494" calcext:value-type="float">
            <text:p>349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efused</text:p>
          </table:table-cell>
          <table:table-cell office:value-type="float" office:value="3495" calcext:value-type="float">
            <text:p>34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3497" calcext:value-type="float">
            <text:p>349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3498" calcext:value-type="float">
            <text:p>349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3499" calcext:value-type="float">
            <text:p>349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r, not at all close</text:p>
          </table:table-cell>
          <table:table-cell office:value-type="float" office:value="3500" calcext:value-type="float">
            <text:p>35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n't know</text:p>
          </table:table-cell>
          <table:table-cell office:value-type="float" office:value="3501" calcext:value-type="float">
            <text:p>350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ëschtlech Sozial Vollekspartei (CSV)/Parti Chrétien Social (PCS)</text:p>
          </table:table-cell>
          <table:table-cell office:value-type="float" office:value="3488" calcext:value-type="float">
            <text:p>348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3489" calcext:value-type="float">
            <text:p>348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3490" calcext:value-type="float">
            <text:p>349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s Verts/Déi Gréng</text:p>
          </table:table-cell>
          <table:table-cell office:value-type="float" office:value="3491" calcext:value-type="float">
            <text:p>349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 Gauche / Déi Lenk</text:p>
          </table:table-cell>
          <table:table-cell office:value-type="float" office:value="3492" calcext:value-type="float">
            <text:p>349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ktiounskomitee fir Demokratie an Rentengerechtegkeet (ADR)/ Comité d'action pour la Démocratie et la Justice sociale</text:p>
          </table:table-cell>
          <table:table-cell office:value-type="float" office:value="3493" calcext:value-type="float">
            <text:p>349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</text:p>
          </table:table-cell>
          <table:table-cell office:value-type="float" office:value="3494" calcext:value-type="float">
            <text:p>349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fused</text:p>
          </table:table-cell>
          <table:table-cell office:value-type="float" office:value="3495" calcext:value-type="float">
            <text:p>34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on't know</text:p>
          </table:table-cell>
          <table:table-cell office:value-type="float" office:value="3496" calcext:value-type="float">
            <text:p>349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 strongly</text:p>
          </table:table-cell>
          <table:table-cell office:value-type="float" office:value="3502" calcext:value-type="float">
            <text:p>35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</text:p>
          </table:table-cell>
          <table:table-cell office:value-type="float" office:value="3503" calcext:value-type="float">
            <text:p>35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04" calcext:value-type="float">
            <text:p>350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</text:p>
          </table:table-cell>
          <table:table-cell office:value-type="float" office:value="3505" calcext:value-type="float">
            <text:p>350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 strongly</text:p>
          </table:table-cell>
          <table:table-cell office:value-type="float" office:value="3506" calcext:value-type="float">
            <text:p>350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on't know</text:p>
          </table:table-cell>
          <table:table-cell office:value-type="float" office:value="3507" calcext:value-type="float">
            <text:p>35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3502" calcext:value-type="float">
            <text:p>35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3503" calcext:value-type="float">
            <text:p>35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04" calcext:value-type="float">
            <text:p>350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3505" calcext:value-type="float">
            <text:p>350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3506" calcext:value-type="float">
            <text:p>350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on't know</text:p>
          </table:table-cell>
          <table:table-cell office:value-type="float" office:value="3507" calcext:value-type="float">
            <text:p>35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3502" calcext:value-type="float">
            <text:p>35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3503" calcext:value-type="float">
            <text:p>35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04" calcext:value-type="float">
            <text:p>350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3505" calcext:value-type="float">
            <text:p>350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3506" calcext:value-type="float">
            <text:p>350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on't know</text:p>
          </table:table-cell>
          <table:table-cell office:value-type="float" office:value="3507" calcext:value-type="float">
            <text:p>35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3502" calcext:value-type="float">
            <text:p>35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3503" calcext:value-type="float">
            <text:p>35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3504" calcext:value-type="float">
            <text:p>350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3505" calcext:value-type="float">
            <text:p>350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3506" calcext:value-type="float">
            <text:p>350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on't know</text:p>
          </table:table-cell>
          <table:table-cell office:value-type="float" office:value="3507" calcext:value-type="float">
            <text:p>35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on't know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on't know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safe</text:p>
          </table:table-cell>
          <table:table-cell office:value-type="float" office:value="3508" calcext:value-type="float">
            <text:p>350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3509" calcext:value-type="float">
            <text:p>350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3510" calcext:value-type="float">
            <text:p>351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unsafe</text:p>
          </table:table-cell>
          <table:table-cell office:value-type="float" office:value="3511" calcext:value-type="float">
            <text:p>351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n't know</text:p>
          </table:table-cell>
          <table:table-cell office:value-type="float" office:value="3512" calcext:value-type="float">
            <text:p>351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good</text:p>
          </table:table-cell>
          <table:table-cell office:value-type="float" office:value="3513" calcext:value-type="float">
            <text:p>35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3514" calcext:value-type="float">
            <text:p>351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3515" calcext:value-type="float">
            <text:p>351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3516" calcext:value-type="float">
            <text:p>351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bad</text:p>
          </table:table-cell>
          <table:table-cell office:value-type="float" office:value="3517" calcext:value-type="float">
            <text:p>351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on't know</text:p>
          </table:table-cell>
          <table:table-cell office:value-type="float" office:value="3518" calcext:value-type="float">
            <text:p>351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on't know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3519" calcext:value-type="float">
            <text:p>35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oman Catholic</text:p>
          </table:table-cell>
          <table:table-cell office:value-type="float" office:value="3520" calcext:value-type="float">
            <text:p>35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eek or Russian Orthodox</text:p>
          </table:table-cell>
          <table:table-cell office:value-type="float" office:value="3521" calcext:value-type="float">
            <text:p>35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Orthodox</text:p>
          </table:table-cell>
          <table:table-cell office:value-type="float" office:value="3522" calcext:value-type="float">
            <text:p>35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 (no further detail)</text:p>
          </table:table-cell>
          <table:table-cell office:value-type="float" office:value="3523" calcext:value-type="float">
            <text:p>35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Protestant</text:p>
          </table:table-cell>
          <table:table-cell office:value-type="float" office:value="3524" calcext:value-type="float">
            <text:p>35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Christian</text:p>
          </table:table-cell>
          <table:table-cell office:value-type="float" office:value="3525" calcext:value-type="float">
            <text:p>35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indu</text:p>
          </table:table-cell>
          <table:table-cell office:value-type="float" office:value="3526" calcext:value-type="float">
            <text:p>35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ikh</text:p>
          </table:table-cell>
          <table:table-cell office:value-type="float" office:value="3527" calcext:value-type="float">
            <text:p>35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uddhist</text:p>
          </table:table-cell>
          <table:table-cell office:value-type="float" office:value="3528" calcext:value-type="float">
            <text:p>35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Religions</text:p>
          </table:table-cell>
          <table:table-cell office:value-type="float" office:value="3529" calcext:value-type="float">
            <text:p>35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ewish</text:p>
          </table:table-cell>
          <table:table-cell office:value-type="float" office:value="3530" calcext:value-type="float">
            <text:p>35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 / Muslim</text:p>
          </table:table-cell>
          <table:table-cell office:value-type="float" office:value="3531" calcext:value-type="float">
            <text:p>35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non-Christian</text:p>
          </table:table-cell>
          <table:table-cell office:value-type="float" office:value="3532" calcext:value-type="float">
            <text:p>353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fused</text:p>
          </table:table-cell>
          <table:table-cell office:value-type="float" office:value="3533" calcext:value-type="float">
            <text:p>35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on't know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3519" calcext:value-type="float">
            <text:p>35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oman Catholic</text:p>
          </table:table-cell>
          <table:table-cell office:value-type="float" office:value="3520" calcext:value-type="float">
            <text:p>35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eek or Russian Orthodox</text:p>
          </table:table-cell>
          <table:table-cell office:value-type="float" office:value="3521" calcext:value-type="float">
            <text:p>35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Orthodox</text:p>
          </table:table-cell>
          <table:table-cell office:value-type="float" office:value="3522" calcext:value-type="float">
            <text:p>35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 (no further detail)</text:p>
          </table:table-cell>
          <table:table-cell office:value-type="float" office:value="3523" calcext:value-type="float">
            <text:p>35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Protestant</text:p>
          </table:table-cell>
          <table:table-cell office:value-type="float" office:value="3524" calcext:value-type="float">
            <text:p>35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Christian</text:p>
          </table:table-cell>
          <table:table-cell office:value-type="float" office:value="3525" calcext:value-type="float">
            <text:p>35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indu</text:p>
          </table:table-cell>
          <table:table-cell office:value-type="float" office:value="3526" calcext:value-type="float">
            <text:p>35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ikh</text:p>
          </table:table-cell>
          <table:table-cell office:value-type="float" office:value="3527" calcext:value-type="float">
            <text:p>35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uddhist</text:p>
          </table:table-cell>
          <table:table-cell office:value-type="float" office:value="3528" calcext:value-type="float">
            <text:p>35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Religions</text:p>
          </table:table-cell>
          <table:table-cell office:value-type="float" office:value="3529" calcext:value-type="float">
            <text:p>35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ewish</text:p>
          </table:table-cell>
          <table:table-cell office:value-type="float" office:value="3530" calcext:value-type="float">
            <text:p>35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 / Muslim</text:p>
          </table:table-cell>
          <table:table-cell office:value-type="float" office:value="3531" calcext:value-type="float">
            <text:p>35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non-Christian</text:p>
          </table:table-cell>
          <table:table-cell office:value-type="float" office:value="3532" calcext:value-type="float">
            <text:p>353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fused</text:p>
          </table:table-cell>
          <table:table-cell office:value-type="float" office:value="3533" calcext:value-type="float">
            <text:p>35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on't know</text:p>
          </table:table-cell>
          <table:table-cell office:value-type="float" office:value="3534" calcext:value-type="float">
            <text:p>35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3535" calcext:value-type="float">
            <text:p>353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3536" calcext:value-type="float">
            <text:p>353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3537" calcext:value-type="float">
            <text:p>353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3538" calcext:value-type="float">
            <text:p>353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3539" calcext:value-type="float">
            <text:p>353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3540" calcext:value-type="float">
            <text:p>354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3541" calcext:value-type="float">
            <text:p>35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3542" calcext:value-type="float">
            <text:p>354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3543" calcext:value-type="float">
            <text:p>354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 (write in)</text:p>
          </table:table-cell>
          <table:table-cell office:value-type="float" office:value="3544" calcext:value-type="float">
            <text:p>354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on't know</text:p>
          </table:table-cell>
          <table:table-cell office:value-type="float" office:value="3545" calcext:value-type="float">
            <text:p>354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on't know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rite in up to 2 languages</text:p>
          </table:table-cell>
          <table:table-cell office:value-type="float" office:value="3546" calcext:value-type="float">
            <text:p>354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3547" calcext:value-type="float">
            <text:p>354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329" calcext:value-type="float">
            <text:p>3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use prescribed medicine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know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335" calcext:value-type="float">
            <text:p>3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n't remember last occasion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ever had a prescription from a doctor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her answer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n't know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n't know</text:p>
          </table:table-cell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ough choice</text:p>
          </table:table-cell>
          <table:table-cell office:value-type="float" office:value="3548" calcext:value-type="float">
            <text:p>354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r not enough choice?</text:p>
          </table:table-cell>
          <table:table-cell office:value-type="float" office:value="3549" calcext:value-type="float">
            <text:p>354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on't know</text:p>
          </table:table-cell>
          <table:table-cell office:value-type="float" office:value="3550" calcext:value-type="float">
            <text:p>355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he same doctor for all your everyday health problems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preference either way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on't know</text:p>
          </table:table-cell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372" calcext:value-type="float">
            <text:p>3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on't know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402" calcext:value-type="float">
            <text:p>4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403" calcext:value-type="float">
            <text:p>4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404" calcext:value-type="float">
            <text:p>4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on't know</text:p>
          </table:table-cell>
          <table:table-cell office:value-type="float" office:value="406" calcext:value-type="float">
            <text:p>4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3551" calcext:value-type="float">
            <text:p>355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3552" calcext:value-type="float">
            <text:p>355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3553" calcext:value-type="float">
            <text:p>355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3554" calcext:value-type="float">
            <text:p>355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 would never do it</text:p>
          </table:table-cell>
          <table:table-cell office:value-type="float" office:value="3555" calcext:value-type="float">
            <text:p>355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Refused</text:p>
          </table:table-cell>
          <table:table-cell office:value-type="float" office:value="3556" calcext:value-type="float">
            <text:p>355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on't know</text:p>
          </table:table-cell>
          <table:table-cell office:value-type="float" office:value="3557" calcext:value-type="float">
            <text:p>355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3558" calcext:value-type="float">
            <text:p>35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3559" calcext:value-type="float">
            <text:p>35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3560" calcext:value-type="float">
            <text:p>35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3561" calcext:value-type="float">
            <text:p>35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3562" calcext:value-type="float">
            <text:p>35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experience</text:p>
          </table:table-cell>
          <table:table-cell office:value-type="float" office:value="3563" calcext:value-type="float">
            <text:p>35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Refused</text:p>
          </table:table-cell>
          <table:table-cell office:value-type="float" office:value="3564" calcext:value-type="float">
            <text:p>35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n't know</text:p>
          </table:table-cell>
          <table:table-cell office:value-type="float" office:value="3565" calcext:value-type="float">
            <text:p>35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LU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ale</text:p>
          </table:table-cell>
          <table:table-cell office:value-type="float" office:value="881" calcext:value-type="float">
            <text:p>8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male</text:p>
          </table:table-cell>
          <table:table-cell office:value-type="float" office:value="882" calcext:value-type="float">
            <text:p>8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Don't know)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usband/wife/partner</text:p>
          </table:table-cell>
          <table:table-cell office:value-type="float" office:value="3566" calcext:value-type="float">
            <text:p>356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3567" calcext:value-type="float">
            <text:p>356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nt, parent- in-law, partner's parent, step parent</text:p>
          </table:table-cell>
          <table:table-cell office:value-type="float" office:value="3568" calcext:value-type="float">
            <text:p>356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ther/sister (inc. step, adopted, foster)</text:p>
          </table:table-cell>
          <table:table-cell office:value-type="float" office:value="3569" calcext:value-type="float">
            <text:p>356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relative</text:p>
          </table:table-cell>
          <table:table-cell office:value-type="float" office:value="3570" calcext:value-type="float">
            <text:p>357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non-relative</text:p>
          </table:table-cell>
          <table:table-cell office:value-type="float" office:value="3571" calcext:value-type="float">
            <text:p>357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Don't know)</text:p>
          </table:table-cell>
          <table:table-cell office:value-type="float" office:value="3572" calcext:value-type="float">
            <text:p>357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uxembourg-Town</text:p>
          </table:table-cell>
          <table:table-cell office:value-type="float" office:value="3573" calcext:value-type="float">
            <text:p>357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Luxembourg</text:p>
          </table:table-cell>
          <table:table-cell office:value-type="float" office:value="3574" calcext:value-type="float">
            <text:p>357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n other town</text:p>
          </table:table-cell>
          <table:table-cell office:value-type="float" office:value="3575" calcext:value-type="float">
            <text:p>357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3576" calcext:value-type="float">
            <text:p>357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3577" calcext:value-type="float">
            <text:p>357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n't know</text:p>
          </table:table-cell>
          <table:table-cell office:value-type="float" office:value="3578" calcext:value-type="float">
            <text:p>357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 qualifications</text:p>
          </table:table-cell>
          <table:table-cell office:value-type="float" office:value="3579" calcext:value-type="float">
            <text:p>357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cole primaire</text:p>
          </table:table-cell>
          <table:table-cell office:value-type="float" office:value="3580" calcext:value-type="float">
            <text:p>358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ire supérieur</text:p>
          </table:table-cell>
          <table:table-cell office:value-type="float" office:value="3581" calcext:value-type="float">
            <text:p>358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582" calcext:value-type="float">
            <text:p>358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583" calcext:value-type="float">
            <text:p>358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prentissage</text:p>
          </table:table-cell>
          <table:table-cell office:value-type="float" office:value="3584" calcext:value-type="float">
            <text:p>358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585" calcext:value-type="float">
            <text:p>358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586" calcext:value-type="float">
            <text:p>358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587" calcext:value-type="float">
            <text:p>358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588" calcext:value-type="float">
            <text:p>358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589" calcext:value-type="float">
            <text:p>358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590" calcext:value-type="float">
            <text:p>35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591" calcext:value-type="float">
            <text:p>359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592" calcext:value-type="float">
            <text:p>359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593" calcext:value-type="float">
            <text:p>359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594" calcext:value-type="float">
            <text:p>35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595" calcext:value-type="float">
            <text:p>359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596" calcext:value-type="float">
            <text:p>359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597" calcext:value-type="float">
            <text:p>35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ther (write in)</text:p>
          </table:table-cell>
          <table:table-cell office:value-type="float" office:value="3598" calcext:value-type="float">
            <text:p>359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n't know</text:p>
          </table:table-cell>
          <table:table-cell office:value-type="float" office:value="3599" calcext:value-type="float">
            <text:p>359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3600" calcext:value-type="float">
            <text:p>360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– fine or applied</text:p>
          </table:table-cell>
          <table:table-cell office:value-type="float" office:value="3601" calcext:value-type="float">
            <text:p>360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– languages, classics, history, theology, etc</text:p>
          </table:table-cell>
          <table:table-cell office:value-type="float" office:value="3602" calcext:value-type="float">
            <text:p>36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.</text:p>
          </table:table-cell>
          <table:table-cell office:value-type="float" office:value="3603" calcext:value-type="float">
            <text:p>360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3604" calcext:value-type="float">
            <text:p>360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3605" calcext:value-type="float">
            <text:p>360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3606" calcext:value-type="float">
            <text:p>360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.</text:p>
          </table:table-cell>
          <table:table-cell office:value-type="float" office:value="3607" calcext:value-type="float">
            <text:p>360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3608" calcext:value-type="float">
            <text:p>360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3609" calcext:value-type="float">
            <text:p>360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3610" calcext:value-type="float">
            <text:p>36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3611" calcext:value-type="float">
            <text:p>361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– police, army, fire services, etc</text:p>
          </table:table-cell>
          <table:table-cell office:value-type="float" office:value="3612" calcext:value-type="float">
            <text:p>361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3613" calcext:value-type="float">
            <text:p>36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on't know</text:p>
          </table:table-cell>
          <table:table-cell office:value-type="float" office:value="3614" calcext:value-type="float">
            <text:p>361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15" calcext:value-type="float">
            <text:p>36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16" calcext:value-type="float">
            <text:p>36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17" calcext:value-type="float">
            <text:p>361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18" calcext:value-type="float">
            <text:p>36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19" calcext:value-type="float">
            <text:p>36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3620" calcext:value-type="float">
            <text:p>36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21" calcext:value-type="float">
            <text:p>362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22" calcext:value-type="float">
            <text:p>362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other)</text:p>
          </table:table-cell>
          <table:table-cell office:value-type="float" office:value="3623" calcext:value-type="float">
            <text:p>362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n't know</text:p>
          </table:table-cell>
          <table:table-cell office:value-type="float" office:value="3624" calcext:value-type="float">
            <text:p>36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15" calcext:value-type="float">
            <text:p>36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16" calcext:value-type="float">
            <text:p>36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17" calcext:value-type="float">
            <text:p>361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18" calcext:value-type="float">
            <text:p>36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19" calcext:value-type="float">
            <text:p>36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retired</text:p>
          </table:table-cell>
          <table:table-cell office:value-type="float" office:value="3620" calcext:value-type="float">
            <text:p>36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21" calcext:value-type="float">
            <text:p>362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22" calcext:value-type="float">
            <text:p>362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other)</text:p>
          </table:table-cell>
          <table:table-cell office:value-type="float" office:value="3623" calcext:value-type="float">
            <text:p>362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n't know</text:p>
          </table:table-cell>
          <table:table-cell office:value-type="float" office:value="3624" calcext:value-type="float">
            <text:p>36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n employee</text:p>
          </table:table-cell>
          <table:table-cell office:value-type="float" office:value="3625" calcext:value-type="float">
            <text:p>362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3626" calcext:value-type="float">
            <text:p>362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orking for your own family's business</text:p>
          </table:table-cell>
          <table:table-cell office:value-type="float" office:value="3627" calcext:value-type="float">
            <text:p>362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on't know</text:p>
          </table:table-cell>
          <table:table-cell office:value-type="float" office:value="3628" calcext:value-type="float">
            <text:p>362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limited duration</text:p>
          </table:table-cell>
          <table:table-cell office:value-type="float" office:value="3629" calcext:value-type="float">
            <text:p>362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imited duration</text:p>
          </table:table-cell>
          <table:table-cell office:value-type="float" office:value="3630" calcext:value-type="float">
            <text:p>363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/did you have no contract</text:p>
          </table:table-cell>
          <table:table-cell office:value-type="float" office:value="3631" calcext:value-type="float">
            <text:p>363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n't know</text:p>
          </table:table-cell>
          <table:table-cell office:value-type="float" office:value="3632" calcext:value-type="float">
            <text:p>36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der 10</text:p>
          </table:table-cell>
          <table:table-cell office:value-type="float" office:value="3633" calcext:value-type="float">
            <text:p>363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3634" calcext:value-type="float">
            <text:p>363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3635" calcext:value-type="float">
            <text:p>363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3636" calcext:value-type="float">
            <text:p>363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r, 500 or more</text:p>
          </table:table-cell>
          <table:table-cell office:value-type="float" office:value="3637" calcext:value-type="float">
            <text:p>363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on't know</text:p>
          </table:table-cell>
          <table:table-cell office:value-type="float" office:value="3638" calcext:value-type="float">
            <text:p>363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3639" calcext:value-type="float">
            <text:p>363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3640" calcext:value-type="float">
            <text:p>364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3641" calcext:value-type="float">
            <text:p>36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Don't know</text:p>
          </table:table-cell>
          <table:table-cell office:value-type="float" office:value="3642" calcext:value-type="float">
            <text:p>364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</text:p>
          </table:table-cell>
          <table:table-cell office:value-type="float" office:value="3643" calcext:value-type="float">
            <text:p>364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(excluding farming)</text:p>
          </table:table-cell>
          <table:table-cell office:value-type="float" office:value="3644" calcext:value-type="float">
            <text:p>364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3645" calcext:value-type="float">
            <text:p>364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s</text:p>
          </table:table-cell>
          <table:table-cell office:value-type="float" office:value="3646" calcext:value-type="float">
            <text:p>364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</text:p>
          </table:table-cell>
          <table:table-cell office:value-type="float" office:value="3647" calcext:value-type="float">
            <text:p>364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benefits or grants</text:p>
          </table:table-cell>
          <table:table-cell office:value-type="float" office:value="3648" calcext:value-type="float">
            <text:p>364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3649" calcext:value-type="float">
            <text:p>364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</text:p>
          </table:table-cell>
          <table:table-cell office:value-type="float" office:value="3650" calcext:value-type="float">
            <text:p>365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fused</text:p>
          </table:table-cell>
          <table:table-cell office:value-type="float" office:value="3651" calcext:value-type="float">
            <text:p>365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Don't know</text:p>
          </table:table-cell>
          <table:table-cell office:value-type="float" office:value="3652" calcext:value-type="float">
            <text:p>365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proximate MONTHLY</text:p>
          </table:table-cell>
          <table:table-cell office:value-type="float" office:value="3653" calcext:value-type="float">
            <text:p>365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3654" calcext:value-type="float">
            <text:p>365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3655" calcext:value-type="float">
            <text:p>365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3656" calcext:value-type="float">
            <text:p>365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000</text:p>
          </table:table-cell>
          <table:table-cell office:value-type="float" office:value="3657" calcext:value-type="float">
            <text:p>365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000 to under €1500</text:p>
          </table:table-cell>
          <table:table-cell office:value-type="float" office:value="3658" calcext:value-type="float">
            <text:p>365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500 to under €2000</text:p>
          </table:table-cell>
          <table:table-cell office:value-type="float" office:value="3659" calcext:value-type="float">
            <text:p>365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000 to under €2500</text:p>
          </table:table-cell>
          <table:table-cell office:value-type="float" office:value="3660" calcext:value-type="float">
            <text:p>36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500 to under €3000</text:p>
          </table:table-cell>
          <table:table-cell office:value-type="float" office:value="3661" calcext:value-type="float">
            <text:p>366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000 to under €5000</text:p>
          </table:table-cell>
          <table:table-cell office:value-type="float" office:value="3662" calcext:value-type="float">
            <text:p>36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000 to under €7500</text:p>
          </table:table-cell>
          <table:table-cell office:value-type="float" office:value="3663" calcext:value-type="float">
            <text:p>366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500 to under €10000</text:p>
          </table:table-cell>
          <table:table-cell office:value-type="float" office:value="3664" calcext:value-type="float">
            <text:p>366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r more</text:p>
          </table:table-cell>
          <table:table-cell office:value-type="float" office:value="3665" calcext:value-type="float">
            <text:p>36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efused</text:p>
          </table:table-cell>
          <table:table-cell office:value-type="float" office:value="3666" calcext:value-type="float">
            <text:p>366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on't know</text:p>
          </table:table-cell>
          <table:table-cell office:value-type="float" office:value="3667" calcext:value-type="float">
            <text:p>366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proximate ANNUAL</text:p>
          </table:table-cell>
          <table:table-cell office:value-type="float" office:value="3668" calcext:value-type="float">
            <text:p>366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800</text:p>
          </table:table-cell>
          <table:table-cell office:value-type="float" office:value="3669" calcext:value-type="float">
            <text:p>366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50 to under €300 €1800 to under €3600</text:p>
          </table:table-cell>
          <table:table-cell office:value-type="float" office:value="3670" calcext:value-type="float">
            <text:p>367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00 to under €500 €3600 to under €6000€</text:p>
          </table:table-cell>
          <table:table-cell office:value-type="float" office:value="3671" calcext:value-type="float">
            <text:p>36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500 to under €1000 €6000 to under €12000</text:p>
          </table:table-cell>
          <table:table-cell office:value-type="float" office:value="3672" calcext:value-type="float">
            <text:p>367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000 to under €1500 €12000 to under €18000</text:p>
          </table:table-cell>
          <table:table-cell office:value-type="float" office:value="3673" calcext:value-type="float">
            <text:p>36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500 to under €2000 €18000 to under €24000</text:p>
          </table:table-cell>
          <table:table-cell office:value-type="float" office:value="3674" calcext:value-type="float">
            <text:p>36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000 to under €2500 €24000 to under €30000</text:p>
          </table:table-cell>
          <table:table-cell office:value-type="float" office:value="3675" calcext:value-type="float">
            <text:p>3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2500 to under €3000 €30000 to under €36000</text:p>
          </table:table-cell>
          <table:table-cell office:value-type="float" office:value="3676" calcext:value-type="float">
            <text:p>367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000 to under €5000 €36000 to under €60000</text:p>
          </table:table-cell>
          <table:table-cell office:value-type="float" office:value="3677" calcext:value-type="float">
            <text:p>367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5000 to under €7500 €60000 to under €90000</text:p>
          </table:table-cell>
          <table:table-cell office:value-type="float" office:value="3678" calcext:value-type="float">
            <text:p>367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7500 to under €10000 €90000 to under €120000€</text:p>
          </table:table-cell>
          <table:table-cell office:value-type="float" office:value="3679" calcext:value-type="float">
            <text:p>367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0000 or more €120000 or more</text:p>
          </table:table-cell>
          <table:table-cell office:value-type="float" office:value="3680" calcext:value-type="float">
            <text:p>36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3681" calcext:value-type="float">
            <text:p>368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3682" calcext:value-type="float">
            <text:p>368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3683" calcext:value-type="float">
            <text:p>368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3684" calcext:value-type="float">
            <text:p>368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3685" calcext:value-type="float">
            <text:p>368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3686" calcext:value-type="float">
            <text:p>368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3687" calcext:value-type="float">
            <text:p>368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3688" calcext:value-type="float">
            <text:p>368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Refused</text:p>
          </table:table-cell>
          <table:table-cell office:value-type="float" office:value="3689" calcext:value-type="float">
            <text:p>368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Don't know</text:p>
          </table:table-cell>
          <table:table-cell office:value-type="float" office:value="3690" calcext:value-type="float">
            <text:p>369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3691" calcext:value-type="float">
            <text:p>369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3692" calcext:value-type="float">
            <text:p>369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3693" calcext:value-type="float">
            <text:p>369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3694" calcext:value-type="float">
            <text:p>369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on't know</text:p>
          </table:table-cell>
          <table:table-cell office:value-type="float" office:value="3695" calcext:value-type="float">
            <text:p>369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3696" calcext:value-type="float">
            <text:p>369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3697" calcext:value-type="float">
            <text:p>369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3698" calcext:value-type="float">
            <text:p>369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3699" calcext:value-type="float">
            <text:p>369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3700" calcext:value-type="float">
            <text:p>37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n't know</text:p>
          </table:table-cell>
          <table:table-cell office:value-type="float" office:value="3701" calcext:value-type="float">
            <text:p>370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 qualifications</text:p>
          </table:table-cell>
          <table:table-cell office:value-type="float" office:value="3702" calcext:value-type="float">
            <text:p>37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cole primaire</text:p>
          </table:table-cell>
          <table:table-cell office:value-type="float" office:value="3703" calcext:value-type="float">
            <text:p>370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ire supérieur</text:p>
          </table:table-cell>
          <table:table-cell office:value-type="float" office:value="3704" calcext:value-type="float">
            <text:p>370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705" calcext:value-type="float">
            <text:p>370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706" calcext:value-type="float">
            <text:p>370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prentissage</text:p>
          </table:table-cell>
          <table:table-cell office:value-type="float" office:value="3707" calcext:value-type="float">
            <text:p>370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708" calcext:value-type="float">
            <text:p>370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709" calcext:value-type="float">
            <text:p>370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710" calcext:value-type="float">
            <text:p>37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711" calcext:value-type="float">
            <text:p>371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712" calcext:value-type="float">
            <text:p>371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713" calcext:value-type="float">
            <text:p>371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714" calcext:value-type="float">
            <text:p>371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715" calcext:value-type="float">
            <text:p>371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716" calcext:value-type="float">
            <text:p>37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717" calcext:value-type="float">
            <text:p>371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718" calcext:value-type="float">
            <text:p>37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719" calcext:value-type="float">
            <text:p>371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720" calcext:value-type="float">
            <text:p>372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Other</text:p>
          </table:table-cell>
          <table:table-cell office:value-type="float" office:value="3721" calcext:value-type="float">
            <text:p>37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3722" calcext:value-type="float">
            <text:p>372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15" calcext:value-type="float">
            <text:p>36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16" calcext:value-type="float">
            <text:p>36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17" calcext:value-type="float">
            <text:p>361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18" calcext:value-type="float">
            <text:p>36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19" calcext:value-type="float">
            <text:p>36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3620" calcext:value-type="float">
            <text:p>36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21" calcext:value-type="float">
            <text:p>362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22" calcext:value-type="float">
            <text:p>362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other)</text:p>
          </table:table-cell>
          <table:table-cell office:value-type="float" office:value="3623" calcext:value-type="float">
            <text:p>362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n't know</text:p>
          </table:table-cell>
          <table:table-cell office:value-type="float" office:value="3624" calcext:value-type="float">
            <text:p>36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3615" calcext:value-type="float">
            <text:p>36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3616" calcext:value-type="float">
            <text:p>36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3617" calcext:value-type="float">
            <text:p>361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3618" calcext:value-type="float">
            <text:p>36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3619" calcext:value-type="float">
            <text:p>36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retired</text:p>
          </table:table-cell>
          <table:table-cell office:value-type="float" office:value="3620" calcext:value-type="float">
            <text:p>36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3621" calcext:value-type="float">
            <text:p>362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3622" calcext:value-type="float">
            <text:p>362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other)</text:p>
          </table:table-cell>
          <table:table-cell office:value-type="float" office:value="3623" calcext:value-type="float">
            <text:p>362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n't know</text:p>
          </table:table-cell>
          <table:table-cell office:value-type="float" office:value="3624" calcext:value-type="float">
            <text:p>362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 employee</text:p>
          </table:table-cell>
          <table:table-cell office:value-type="float" office:value="3723" calcext:value-type="float">
            <text:p>372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3724" calcext:value-type="float">
            <text:p>372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r working for your family business</text:p>
          </table:table-cell>
          <table:table-cell office:value-type="float" office:value="3725" calcext:value-type="float">
            <text:p>372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Don't know</text:p>
          </table:table-cell>
          <table:table-cell office:value-type="float" office:value="3726" calcext:value-type="float">
            <text:p>37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LU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LU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 qualifications</text:p>
          </table:table-cell>
          <table:table-cell office:value-type="float" office:value="3702" calcext:value-type="float">
            <text:p>37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cole primaire</text:p>
          </table:table-cell>
          <table:table-cell office:value-type="float" office:value="3703" calcext:value-type="float">
            <text:p>370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ire supérieur</text:p>
          </table:table-cell>
          <table:table-cell office:value-type="float" office:value="3704" calcext:value-type="float">
            <text:p>370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705" calcext:value-type="float">
            <text:p>370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706" calcext:value-type="float">
            <text:p>370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prentissage</text:p>
          </table:table-cell>
          <table:table-cell office:value-type="float" office:value="3707" calcext:value-type="float">
            <text:p>370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708" calcext:value-type="float">
            <text:p>370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709" calcext:value-type="float">
            <text:p>370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710" calcext:value-type="float">
            <text:p>37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711" calcext:value-type="float">
            <text:p>371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712" calcext:value-type="float">
            <text:p>371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713" calcext:value-type="float">
            <text:p>371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714" calcext:value-type="float">
            <text:p>371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715" calcext:value-type="float">
            <text:p>371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716" calcext:value-type="float">
            <text:p>37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717" calcext:value-type="float">
            <text:p>371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718" calcext:value-type="float">
            <text:p>37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719" calcext:value-type="float">
            <text:p>371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720" calcext:value-type="float">
            <text:p>372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Other</text:p>
          </table:table-cell>
          <table:table-cell office:value-type="float" office:value="3721" calcext:value-type="float">
            <text:p>37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3722" calcext:value-type="float">
            <text:p>372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1619" calcext:value-type="float">
            <text:p>161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-employed</text:p>
          </table:table-cell>
          <table:table-cell office:value-type="float" office:value="1620" calcext:value-type="float">
            <text:p>16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1621" calcext:value-type="float">
            <text:p>162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Father died/absent when respondent was 14)</text:p>
          </table:table-cell>
          <table:table-cell office:value-type="float" office:value="1622" calcext:value-type="float">
            <text:p>162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1623" calcext:value-type="float">
            <text:p>162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3727" calcext:value-type="float">
            <text:p>372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to 24</text:p>
          </table:table-cell>
          <table:table-cell office:value-type="float" office:value="3728" calcext:value-type="float">
            <text:p>372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3729" calcext:value-type="float">
            <text:p>37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on't know</text:p>
          </table:table-cell>
          <table:table-cell office:value-type="float" office:value="3730" calcext:value-type="float">
            <text:p>373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 such as: accountant – solicitor – medical practitioner –scientist – civil/mechanical engineer</text:p>
          </table:table-cell>
          <table:table-cell office:value-type="float" office:value="3731" calcext:value-type="float">
            <text:p>373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 such as: teacher – nurse – physiotherapist – social worker –welfare officer – artist – musician – police officer (sergeant or above) – software designer</text:p>
          </table:table-cell>
          <table:table-cell office:value-type="float" office:value="3732" calcext:value-type="float">
            <text:p>373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 such as: secretary – personal assistant – clerical worker –office clerk – call centre agent – nursing auxiliary – nursery nurse</text:p>
          </table:table-cell>
          <table:table-cell office:value-type="float" office:value="3733" calcext:value-type="float">
            <text:p>373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3734" calcext:value-type="float">
            <text:p>373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 and craft occupations such as: motor mechanic – fitter – inspector – plumber – printer –tool maker <text:s/>– electrician- farmer – gardener – train driver</text:p>
          </table:table-cell>
          <table:table-cell office:value-type="float" office:value="3735" calcext:value-type="float">
            <text:p>373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and service occupations such as: postal worker – machine operative – security guard –caretaker – farm worker – catering assistant –receptionist – sales assistant</text:p>
          </table:table-cell>
          <table:table-cell office:value-type="float" office:value="3736" calcext:value-type="float">
            <text:p>373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and service occupations such as: HGV driver – van driver – cleaner – porter – packer –sewing machinist – messenger – labourer – waiter/waitress –bar staff</text:p>
          </table:table-cell>
          <table:table-cell office:value-type="float" office:value="3737" calcext:value-type="float">
            <text:p>373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 or junior managers</text:p>
          </table:table-cell>
          <table:table-cell office:value-type="float" office:value="3738" calcext:value-type="float">
            <text:p>373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uch as: office manager – retail manager – bank manager – farm manager - restaurant</text:p>
          </table:table-cell>
          <table:table-cell office:value-type="float" office:value="3739" calcext:value-type="float">
            <text:p>373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anager – warehouse manager – publican</text:p>
          </table:table-cell>
          <table:table-cell office:value-type="float" office:value="3740" calcext:value-type="float">
            <text:p>374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3741" calcext:value-type="float">
            <text:p>374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 qualifications</text:p>
          </table:table-cell>
          <table:table-cell office:value-type="float" office:value="3742" calcext:value-type="float">
            <text:p>374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cole primaire</text:p>
          </table:table-cell>
          <table:table-cell office:value-type="float" office:value="3743" calcext:value-type="float">
            <text:p>374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ire supérieur</text:p>
          </table:table-cell>
          <table:table-cell office:value-type="float" office:value="3744" calcext:value-type="float">
            <text:p>37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3745" calcext:value-type="float">
            <text:p>374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3746" calcext:value-type="float">
            <text:p>374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prentissage</text:p>
          </table:table-cell>
          <table:table-cell office:value-type="float" office:value="3747" calcext:value-type="float">
            <text:p>374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3748" calcext:value-type="float">
            <text:p>37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3749" calcext:value-type="float">
            <text:p>374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3750" calcext:value-type="float">
            <text:p>375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3751" calcext:value-type="float">
            <text:p>375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3752" calcext:value-type="float">
            <text:p>37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3753" calcext:value-type="float">
            <text:p>375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3754" calcext:value-type="float">
            <text:p>37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3755" calcext:value-type="float">
            <text:p>375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3756" calcext:value-type="float">
            <text:p>375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3757" calcext:value-type="float">
            <text:p>375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3758" calcext:value-type="float">
            <text:p>375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3759" calcext:value-type="float">
            <text:p>375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3760" calcext:value-type="float">
            <text:p>376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Other</text:p>
          </table:table-cell>
          <table:table-cell office:value-type="float" office:value="3761" calcext:value-type="float">
            <text:p>376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n't know</text:p>
          </table:table-cell>
          <table:table-cell office:value-type="float" office:value="3762" calcext:value-type="float">
            <text:p>376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3763" calcext:value-type="float">
            <text:p>376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-employed</text:p>
          </table:table-cell>
          <table:table-cell office:value-type="float" office:value="3764" calcext:value-type="float">
            <text:p>376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3765" calcext:value-type="float">
            <text:p>376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other died/absent when respondent was 14)</text:p>
          </table:table-cell>
          <table:table-cell office:value-type="float" office:value="3766" calcext:value-type="float">
            <text:p>376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on't know</text:p>
          </table:table-cell>
          <table:table-cell office:value-type="float" office:value="3767" calcext:value-type="float">
            <text:p>376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3727" calcext:value-type="float">
            <text:p>372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to 24</text:p>
          </table:table-cell>
          <table:table-cell office:value-type="float" office:value="3728" calcext:value-type="float">
            <text:p>372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3729" calcext:value-type="float">
            <text:p>37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Don't know</text:p>
          </table:table-cell>
          <table:table-cell office:value-type="float" office:value="3730" calcext:value-type="float">
            <text:p>373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 such as: accountant – solicitor – medical practitioner –scientist – civil/mechanical engineer</text:p>
          </table:table-cell>
          <table:table-cell office:value-type="float" office:value="3768" calcext:value-type="float">
            <text:p>376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 such as: teacher – nurse – physiotherapist – social worker –welfare officer – artist – musician – police officer (sergeant or above) – software designer</text:p>
          </table:table-cell>
          <table:table-cell office:value-type="float" office:value="3769" calcext:value-type="float">
            <text:p>37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 such as: secretary – personal assistant – clerical worker –office clerk – call centre agent – nursing auxiliary – nursery nurse</text:p>
          </table:table-cell>
          <table:table-cell office:value-type="float" office:value="3770" calcext:value-type="float">
            <text:p>377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3771" calcext:value-type="float">
            <text:p>377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 and craft occupations such as: motor mechanic – fitter – inspector – plumber – printer –tool maker – electrician - farmer – gardener – train driver</text:p>
          </table:table-cell>
          <table:table-cell office:value-type="float" office:value="3772" calcext:value-type="float">
            <text:p>37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and service occupations such as: postal worker – machine operative – security guard –caretaker – farm worker – catering assistant –receptionist – sales assistant</text:p>
          </table:table-cell>
          <table:table-cell office:value-type="float" office:value="3773" calcext:value-type="float">
            <text:p>377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and service occupations such as: HGV driver – van driver – cleaner – porter – packer –sewing machinist – messenger – labourer – waiter/waitress –bar staff</text:p>
          </table:table-cell>
          <table:table-cell office:value-type="float" office:value="3774" calcext:value-type="float">
            <text:p>377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 or junior managers such as: office manager – retail manager – bank manager – farm manager – restaurant manager – warehouse manager – publican</text:p>
          </table:table-cell>
          <table:table-cell office:value-type="float" office:value="3775" calcext:value-type="float">
            <text:p>377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3776" calcext:value-type="float">
            <text:p>377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</text:p>
          </table:table-cell>
          <table:table-cell office:value-type="float" office:value="3777" calcext:value-type="float">
            <text:p>377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(still legally married)</text:p>
          </table:table-cell>
          <table:table-cell office:value-type="float" office:value="3778" calcext:value-type="float">
            <text:p>377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</text:p>
          </table:table-cell>
          <table:table-cell office:value-type="float" office:value="3779" calcext:value-type="float">
            <text:p>377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</text:p>
          </table:table-cell>
          <table:table-cell office:value-type="float" office:value="3780" calcext:value-type="float">
            <text:p>378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3781" calcext:value-type="float">
            <text:p>378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Refused</text:p>
          </table:table-cell>
          <table:table-cell office:value-type="float" office:value="3782" calcext:value-type="float">
            <text:p>378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on't know</text:p>
          </table:table-cell>
          <table:table-cell office:value-type="float" office:value="3783" calcext:value-type="float">
            <text:p>378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3784" calcext:value-type="float">
            <text:p>37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3785" calcext:value-type="float">
            <text:p>378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Refused</text:p>
          </table:table-cell>
          <table:table-cell office:value-type="float" office:value="3786" calcext:value-type="float">
            <text:p>37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Don't know</text:p>
          </table:table-cell>
          <table:table-cell office:value-type="float" office:value="3787" calcext:value-type="float">
            <text:p>378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3788" calcext:value-type="float">
            <text:p>37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3789" calcext:value-type="float">
            <text:p>37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3790" calcext:value-type="float">
            <text:p>37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3791" calcext:value-type="float">
            <text:p>379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3792" calcext:value-type="float">
            <text:p>379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3793" calcext:value-type="float">
            <text:p>379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3794" calcext:value-type="float">
            <text:p>379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795" calcext:value-type="float">
            <text:p>37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3796" calcext:value-type="float">
            <text:p>379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3788" calcext:value-type="float">
            <text:p>37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3789" calcext:value-type="float">
            <text:p>37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3790" calcext:value-type="float">
            <text:p>37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3791" calcext:value-type="float">
            <text:p>379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3792" calcext:value-type="float">
            <text:p>379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3793" calcext:value-type="float">
            <text:p>379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3794" calcext:value-type="float">
            <text:p>379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795" calcext:value-type="float">
            <text:p>37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3796" calcext:value-type="float">
            <text:p>379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3788" calcext:value-type="float">
            <text:p>37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3789" calcext:value-type="float">
            <text:p>37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3790" calcext:value-type="float">
            <text:p>37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3791" calcext:value-type="float">
            <text:p>379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3792" calcext:value-type="float">
            <text:p>379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3793" calcext:value-type="float">
            <text:p>379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3794" calcext:value-type="float">
            <text:p>379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Neither partner does paid work)</text:p>
          </table:table-cell>
          <table:table-cell office:value-type="float" office:value="3795" calcext:value-type="float">
            <text:p>37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3796" calcext:value-type="float">
            <text:p>379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3797" calcext:value-type="float">
            <text:p>379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3798" calcext:value-type="float">
            <text:p>37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3799" calcext:value-type="float">
            <text:p>37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3800" calcext:value-type="float">
            <text:p>380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spouse/ partner</text:p>
          </table:table-cell>
          <table:table-cell office:value-type="float" office:value="3801" calcext:value-type="float">
            <text:p>380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3802" calcext:value-type="float">
            <text:p>38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3803" calcext:value-type="float">
            <text:p>380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3797" calcext:value-type="float">
            <text:p>379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3798" calcext:value-type="float">
            <text:p>37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3799" calcext:value-type="float">
            <text:p>37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3800" calcext:value-type="float">
            <text:p>380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spouse/ partner</text:p>
          </table:table-cell>
          <table:table-cell office:value-type="float" office:value="3801" calcext:value-type="float">
            <text:p>380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3802" calcext:value-type="float">
            <text:p>38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3803" calcext:value-type="float">
            <text:p>380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705" calcext:value-type="float">
            <text:p>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708" calcext:value-type="float">
            <text:p>7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713" calcext:value-type="float">
            <text:p>7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714" calcext:value-type="float">
            <text:p>7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715" calcext:value-type="float">
            <text:p>7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3804" calcext:value-type="float">
            <text:p>380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3805" calcext:value-type="float">
            <text:p>380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3806" calcext:value-type="float">
            <text:p>380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3807" calcext:value-type="float">
            <text:p>380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</text:p>
          </table:table-cell>
          <table:table-cell office:value-type="float" office:value="3808" calcext:value-type="float">
            <text:p>380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3809" calcext:value-type="float">
            <text:p>380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</text:p>
          </table:table-cell>
          <table:table-cell office:value-type="float" office:value="3810" calcext:value-type="float">
            <text:p>381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</text:p>
          </table:table-cell>
          <table:table-cell office:value-type="float" office:value="3811" calcext:value-type="float">
            <text:p>381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No childcare needed (e.g. don't go out to work, always one parent at home,</text:p>
          </table:table-cell>
          <table:table-cell office:value-type="float" office:value="3812" calcext:value-type="float">
            <text:p>38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)</text:p>
          </table:table-cell>
          <table:table-cell office:value-type="float" office:value="3813" calcext:value-type="float">
            <text:p>381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3814" calcext:value-type="float">
            <text:p>381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3815" calcext:value-type="float">
            <text:p>381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2680" calcext:value-type="float">
            <text:p>26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2681" calcext:value-type="float">
            <text:p>268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2682" calcext:value-type="float">
            <text:p>268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Would like less childcare)</text:p>
          </table:table-cell>
          <table:table-cell office:value-type="float" office:value="2683" calcext:value-type="float">
            <text:p>268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2684" calcext:value-type="float">
            <text:p>268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Respondent has one child not living in household</text:p>
          </table:table-cell>
          <table:table-cell office:value-type="float" office:value="3816" calcext:value-type="float">
            <text:p>38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Respondent has 2 or more children not living in household</text:p>
          </table:table-cell>
          <table:table-cell office:value-type="float" office:value="3817" calcext:value-type="float">
            <text:p>381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68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(Don't know)</text:p>
          </table:table-cell>
          <table:table-cell office:value-type="float" office:value="3818" calcext:value-type="float">
            <text:p>38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LU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2689" calcext:value-type="float">
            <text:p>268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2690" calcext:value-type="float">
            <text:p>26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2691" calcext:value-type="float">
            <text:p>269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Children living apart not grown up)</text:p>
          </table:table-cell>
          <table:table-cell office:value-type="float" office:value="2692" calcext:value-type="float">
            <text:p>269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2693" calcext:value-type="float">
            <text:p>269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2694" calcext:value-type="float">
            <text:p>269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2695" calcext:value-type="float">
            <text:p>269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2696" calcext:value-type="float">
            <text:p>26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2697" calcext:value-type="float">
            <text:p>26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4-5 years</text:p>
          </table:table-cell>
          <table:table-cell office:value-type="float" office:value="2698" calcext:value-type="float">
            <text:p>26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2699" calcext:value-type="float">
            <text:p>26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2700" calcext:value-type="float">
            <text:p>27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)</text:p>
          </table:table-cell>
          <table:table-cell office:value-type="float" office:value="2701" calcext:value-type="float">
            <text:p>27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2702" calcext:value-type="float">
            <text:p>2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2703" calcext:value-type="float">
            <text:p>270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2704" calcext:value-type="float">
            <text:p>27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2705" calcext:value-type="float">
            <text:p>270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2706" calcext:value-type="float">
            <text:p>27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2707" calcext:value-type="float">
            <text:p>270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2708" calcext:value-type="float">
            <text:p>27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2709" calcext:value-type="float">
            <text:p>270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</text:p>
          </table:table-cell>
          <table:table-cell office:value-type="float" office:value="2710" calcext:value-type="float">
            <text:p>27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2711" calcext:value-type="float">
            <text:p>271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LU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Write in number of minutes</text:p>
          </table:table-cell>
          <table:table-cell office:value-type="float" office:value="3819" calcext:value-type="float">
            <text:p>38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No commute/work at home</text:p>
          </table:table-cell>
          <table:table-cell office:value-type="float" office:value="3820" calcext:value-type="float">
            <text:p>38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ave no permanent workplace/unable to specify time/no normal daily travel time</text:p>
          </table:table-cell>
          <table:table-cell office:value-type="float" office:value="3821" calcext:value-type="float">
            <text:p>382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Don't know)</text:p>
          </table:table-cell>
          <table:table-cell office:value-type="float" office:value="3822" calcext:value-type="float">
            <text:p>382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3823" calcext:value-type="float">
            <text:p>38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3824" calcext:value-type="float">
            <text:p>38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3825" calcext:value-type="float">
            <text:p>38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3826" calcext:value-type="float">
            <text:p>38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3827" calcext:value-type="float">
            <text:p>38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828" calcext:value-type="float">
            <text:p>38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3829" calcext:value-type="float">
            <text:p>38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3823" calcext:value-type="float">
            <text:p>38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3824" calcext:value-type="float">
            <text:p>38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3825" calcext:value-type="float">
            <text:p>38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3826" calcext:value-type="float">
            <text:p>38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3827" calcext:value-type="float">
            <text:p>38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828" calcext:value-type="float">
            <text:p>38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3829" calcext:value-type="float">
            <text:p>38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3823" calcext:value-type="float">
            <text:p>38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3824" calcext:value-type="float">
            <text:p>38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3825" calcext:value-type="float">
            <text:p>38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3826" calcext:value-type="float">
            <text:p>38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3827" calcext:value-type="float">
            <text:p>38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828" calcext:value-type="float">
            <text:p>38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3829" calcext:value-type="float">
            <text:p>38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3823" calcext:value-type="float">
            <text:p>38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3824" calcext:value-type="float">
            <text:p>38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3825" calcext:value-type="float">
            <text:p>38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3826" calcext:value-type="float">
            <text:p>38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3827" calcext:value-type="float">
            <text:p>38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828" calcext:value-type="float">
            <text:p>38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3829" calcext:value-type="float">
            <text:p>38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Never</text:p>
          </table:table-cell>
          <table:table-cell office:value-type="float" office:value="3823" calcext:value-type="float">
            <text:p>38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Hardly ever</text:p>
          </table:table-cell>
          <table:table-cell office:value-type="float" office:value="3824" calcext:value-type="float">
            <text:p>38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Sometimes</text:p>
          </table:table-cell>
          <table:table-cell office:value-type="float" office:value="3825" calcext:value-type="float">
            <text:p>38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Often</text:p>
          </table:table-cell>
          <table:table-cell office:value-type="float" office:value="3826" calcext:value-type="float">
            <text:p>38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Always</text:p>
          </table:table-cell>
          <table:table-cell office:value-type="float" office:value="3827" calcext:value-type="float">
            <text:p>38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have partner/ family)</text:p>
          </table:table-cell>
          <table:table-cell office:value-type="float" office:value="3828" calcext:value-type="float">
            <text:p>38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09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know)</text:p>
          </table:table-cell>
          <table:table-cell office:value-type="float" office:value="3829" calcext:value-type="float">
            <text:p>38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S_R02_2004_ENG_LU_310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11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2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ire</text:p>
          </table:table-cell>
          <table:table-cell office:value-type="float" office:value="3830" calcext:value-type="float">
            <text:p>38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ire (technique et classique)</text:p>
          </table:table-cell>
          <table:table-cell office:value-type="float" office:value="3831" calcext:value-type="float">
            <text:p>383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ire supérieur (technique et classique)</text:p>
          </table:table-cell>
          <table:table-cell office:value-type="float" office:value="3832" calcext:value-type="float">
            <text:p>38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Etudes supérieures</text:p>
          </table:table-cell>
          <table:table-cell office:value-type="float" office:value="3833" calcext:value-type="float">
            <text:p>38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niversitaire, bac+2</text:p>
          </table:table-cell>
          <table:table-cell office:value-type="float" office:value="3834" calcext:value-type="float">
            <text:p>38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niversitaire, bac +4</text:p>
          </table:table-cell>
          <table:table-cell office:value-type="float" office:value="3835" calcext:value-type="float">
            <text:p>383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3836" calcext:value-type="float">
            <text:p>38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3837" calcext:value-type="float">
            <text:p>383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5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6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7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8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19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0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1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2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LU_324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far too much to do</text:p>
          </table:table-cell>
          <table:table-cell office:value-type="float" office:value="3838" calcext:value-type="float">
            <text:p>383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</text:p>
          </table:table-cell>
          <table:table-cell office:value-type="float" office:value="3839" calcext:value-type="float">
            <text:p>383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</text:p>
          </table:table-cell>
          <table:table-cell office:value-type="float" office:value="3840" calcext:value-type="float">
            <text:p>384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</text:p>
          </table:table-cell>
          <table:table-cell office:value-type="float" office:value="3841" calcext:value-type="float">
            <text:p>384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</text:p>
          </table:table-cell>
          <table:table-cell office:value-type="float" office:value="3842" calcext:value-type="float">
            <text:p>384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3843" calcext:value-type="float">
            <text:p>384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6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LU_327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8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0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1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2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3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LU_334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5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6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Woman</text:p>
          </table:table-cell>
          <table:table-cell office:value-type="float" office:value="3844" calcext:value-type="float">
            <text:p>38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Man</text:p>
          </table:table-cell>
          <table:table-cell office:value-type="float" office:value="3845" calcext:value-type="float">
            <text:p>384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(Don't know)</text:p>
          </table:table-cell>
          <table:table-cell office:value-type="float" office:value="3846" calcext:value-type="float">
            <text:p>384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3847" calcext:value-type="float">
            <text:p>384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3848" calcext:value-type="float">
            <text:p>384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3849" calcext:value-type="float">
            <text:p>384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.</text:p>
          </table:table-cell>
          <table:table-cell office:value-type="float" office:value="3850" calcext:value-type="float">
            <text:p>385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339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3851" calcext:value-type="float">
            <text:p>385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spent in part-time work rather than full-time because of children</text:p>
          </table:table-cell>
          <table:table-cell office:value-type="float" office:value="2743" calcext:value-type="float">
            <text:p>274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2744" calcext:value-type="float">
            <text:p>27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2745" calcext:value-type="float">
            <text:p>274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2746" calcext:value-type="float">
            <text:p>274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2747" calcext:value-type="float">
            <text:p>274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2748" calcext:value-type="float">
            <text:p>274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2749" calcext:value-type="float">
            <text:p>27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2750" calcext:value-type="float">
            <text:p>275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LU_341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Introduction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SS_R02_2004_ENG_LU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a few questions about politics and govern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LU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LU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LU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, I would like to ask you some details about yourself and others in your household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LU_22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</table:table>
      <table:table table:name="Instruction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SS_R02_2004_ENG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ard 1.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ard 2.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ard 6.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2_2004_ENG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ard 7.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ard 12.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LU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ard 14.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ard 14.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ard 14.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Card 14.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LU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rd 19.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2_2004_ENG_LU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rd 20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2_2004_ENG_LU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rd 22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rd 22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LU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rd 23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LU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rd 24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LU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ard 25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ard 25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ard 25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LU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LU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rd 27.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LU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ard 28.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8a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Card 28.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8a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rd 28.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8a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rd 28.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LU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8a.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LU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29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LU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0.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LU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1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LU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2.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3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LU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4.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2_2004_ENG_LU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LU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5.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2_2004_ENG_LU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6.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LU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7.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LU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ard 37.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LU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38.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2_2004_ENG_LU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Card 39.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LU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ard 40.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ard 41.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te to interviewer: Own includes buying with the help of a mortgage or loan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Note to interviewer: also exclude rooms used solely for business, hallways, landings, cloakrooms, store-rooms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ard 42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Card 42a.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ard 43.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elect all that apply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ard 43.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ard 45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ard 46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ard 46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Card 47.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ard 48.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Card 49.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LU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ard 50.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ard 51.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LU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elect all that apply.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LU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ard 53.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LU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ard 54.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LU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ard 55.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LU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ard 56.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LU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ard 57.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LU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8.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LU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9.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LU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60.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LU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61.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LU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Card 62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LU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63.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LU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rd 64.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LU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Card 64.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LU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Card 65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LU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6.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LU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8.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9.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LU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LU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70.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ard 70.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Card 70.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Card 70.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LU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71.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LU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72.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LU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73.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LU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4.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LU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6.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LU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8.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LU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9.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LU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80.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LU_313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81.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LU_314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82.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LU_323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3.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LU_329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4.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LU_337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INTERVIEWER CODE SEX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LU_338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5.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LU_340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6.</text:p>
          </table:table-cell>
          <table:table-cell office:value-type="float" office:value="358" calcext:value-type="float">
            <text:p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30:52.43258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32:01.765767664</dc:date>
    <meta:editing-duration>PT3M38S</meta:editing-duration>
    <meta:editing-cycles>7</meta:editing-cycles>
    <meta:generator>LibreOffice/6.0.7.3$Linux_X86_64 LibreOffice_project/00m0$Build-3</meta:generator>
    <meta:document-statistic meta:table-count="4" meta:cell-count="12480" meta:object-count="0"/>
  </office:meta>
</office:document-meta>
</file>